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e96fc" officeooo:paragraph-rsid="001e96fc" style:font-size-asian="16pt" style:font-size-complex="16pt"/>
    </style:style>
    <style:style style:name="P3" style:family="paragraph" style:parent-style-name="Standard">
      <style:text-properties fo:font-size="16pt" officeooo:rsid="001fd251" officeooo:paragraph-rsid="001fd251" style:font-size-asian="16pt" style:font-size-complex="16pt"/>
    </style:style>
    <style:style style:name="P4" style:family="paragraph" style:parent-style-name="Standard">
      <style:text-properties fo:font-size="16pt" officeooo:rsid="0020fead" officeooo:paragraph-rsid="0020fead" style:font-size-asian="16pt" style:font-size-complex="16pt"/>
    </style:style>
    <style:style style:name="P5" style:family="paragraph" style:parent-style-name="Standard">
      <style:text-properties fo:font-size="16pt" officeooo:rsid="00228789" officeooo:paragraph-rsid="00228789" style:font-size-asian="16pt" style:font-size-complex="16pt"/>
    </style:style>
    <style:style style:name="P6" style:family="paragraph" style:parent-style-name="Standard">
      <style:text-properties fo:font-size="16pt" officeooo:rsid="00257e3e" officeooo:paragraph-rsid="00257e3e" style:font-size-asian="16pt" style:font-size-complex="16pt"/>
    </style:style>
    <style:style style:name="P7" style:family="paragraph" style:parent-style-name="Standard">
      <style:text-properties fo:font-size="16pt" officeooo:rsid="00276cef" officeooo:paragraph-rsid="00276cef" style:font-size-asian="16pt" style:font-size-complex="16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20fead" officeooo:paragraph-rsid="0020fead" style:font-size-asian="16pt" style:font-size-complex="16pt"/>
    </style:style>
    <style:style style:name="P9" style:family="paragraph" style:parent-style-name="Standard">
      <style:text-properties fo:font-variant="normal" fo:text-transform="none" fo:color="#202124" style:font-name="Roboto" fo:font-size="16pt" fo:letter-spacing="normal" fo:font-style="normal" fo:font-weight="normal" officeooo:rsid="001fd251" officeooo:paragraph-rsid="0020fead" style:font-size-asian="16pt" style:font-size-complex="16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paragraph-rsid="001e96fc" style:font-size-asian="16pt" style:font-size-complex="16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paragraph-rsid="0024b461" style:font-size-asian="16pt" style:font-size-complex="16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rsid="001e96fc" officeooo:paragraph-rsid="001e96fc" style:font-size-asian="16pt" style:font-size-complex="16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rsid="001e96fc" officeooo:paragraph-rsid="00228789" style:font-size-asian="16pt" style:font-size-complex="16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rsid="001fd251" officeooo:paragraph-rsid="001fd251" style:font-size-asian="16pt" style:font-size-complex="16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rsid="001fd251" officeooo:paragraph-rsid="00228789" style:font-size-asian="16pt" style:font-size-complex="16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rsid="001fd251" officeooo:paragraph-rsid="0024b461" style:font-size-asian="16pt" style:font-size-complex="16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rsid="00228789" officeooo:paragraph-rsid="0024b461" style:font-size-asian="16pt" style:font-size-complex="16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16pt" fo:letter-spacing="normal" fo:font-style="normal" fo:font-weight="normal" officeooo:rsid="00257e3e" officeooo:paragraph-rsid="00257e3e" style:font-size-asian="16pt" style:font-size-complex="16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6pt" officeooo:paragraph-rsid="00228789" style:font-size-asian="16pt" style:font-size-complex="16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6pt" officeooo:rsid="001e96fc" officeooo:paragraph-rsid="001e96fc" style:font-size-asian="16pt" style:font-size-complex="16pt"/>
    </style:style>
    <style:style style:name="T1" style:family="text">
      <style:text-properties officeooo:rsid="001fd251"/>
    </style:style>
    <style:style style:name="T2" style:family="text">
      <style:text-properties officeooo:rsid="00228789"/>
    </style:style>
    <style:style style:name="T3" style:family="text">
      <style:text-properties fo:font-variant="normal" fo:text-transform="none" fo:color="#202124" style:font-name="Roboto" fo:letter-spacing="normal" fo:font-style="normal" fo:font-weight="normal"/>
    </style:style>
    <style:style style:name="T4" style:family="text">
      <style:text-properties fo:font-variant="normal" fo:text-transform="none" fo:color="#202124" style:font-name="Roboto" fo:letter-spacing="normal" fo:font-style="normal" fo:font-weight="normal" officeooo:rsid="00228789"/>
    </style:style>
    <style:style style:name="T5" style:family="text">
      <style:text-properties fo:font-variant="normal" fo:text-transform="none" fo:color="#202124" style:font-name="Roboto" fo:letter-spacing="normal" fo:font-style="normal" fo:font-weight="normal" officeooo:rsid="001e96fc"/>
    </style:style>
    <style:style style:name="T6" style:family="text">
      <style:text-properties fo:font-variant="normal" fo:text-transform="none" fo:color="#202124" style:font-name="Roboto" fo:letter-spacing="normal" fo:font-style="normal" fo:font-weight="normal" officeooo:rsid="0024b461"/>
    </style:style>
    <style:style style:name="T7" style:family="text">
      <style:text-properties officeooo:rsid="0024b461"/>
    </style:style>
    <style:style style:name="T8" style:family="text">
      <style:text-properties officeooo:rsid="00257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istema de control de asistencia de empleados</text:p>
      <text:p text:style-name="P17">0-Como se llama la empresa?</text:p>
      <text:p text:style-name="P11"><text:span text:style-name="T7">1-</text:span><text:span text:style-name="T2">Cual es su mision y vision?</text:span></text:p>
      <text:p text:style-name="P13"><text:span text:style-name="T2">2-</text:span> A que se dedica la empresa?</text:p>
      <text:p text:style-name="P19"><text:span text:style-name="T4">3-</text:span><text:span text:style-name="T5">¿Qué tipo de productos vende?</text:span></text:p>
      <text:p text:style-name="P19"><text:span text:style-name="T4">4</text:span><text:span text:style-name="T2">-</text:span><text:span text:style-name="T1">a que horas abren la empresa?<text:line-break/></text:span><text:span text:style-name="T2">5-</text:span><text:span text:style-name="T1">A que horas la cierrran?</text:span></text:p>
      <text:p text:style-name="P2"><text:span text:style-name="T2">6-</text:span>el numero de empleados?</text:p>
      <text:p text:style-name="P5">7-<text:span text:style-name="T5">Que areas maneja la empresa?</text:span></text:p>
      <text:p text:style-name="P15"><text:span text:style-name="T2">8-</text:span>Cual es el mecanismo del control de asistencia actual?(si es por firma o como)</text:p>
      <text:p text:style-name="P16">(dado caso si nos dice que el control lo lleva a mano)</text:p>
      <text:p text:style-name="P18">9-de que manera almacenan la informacion del personal?</text:p>
      <text:p text:style-name="P16"><text:span text:style-name="T8">10</text:span><text:span text:style-name="T7">-</text:span>Tienen computadoras?</text:p>
      <text:p text:style-name="P16"><text:span text:style-name="T7">1</text:span><text:span text:style-name="T8">1</text:span><text:span text:style-name="T7">-</text:span>Tienen internet?</text:p>
      <text:p text:style-name="P16">(else)</text:p>
      <text:p text:style-name="P16"><text:span text:style-name="T7">9-</text:span>Las computadoras estan conectadas entre si?</text:p>
      <text:p text:style-name="P15"><text:span text:style-name="T7">10</text:span><text:span text:style-name="T2">-</text:span><text:span text:style-name="T5">hay encargado que lleve la asistencia?</text:span></text:p>
      <text:p text:style-name="P5"><text:span text:style-name="T3">1</text:span><text:span text:style-name="T6">1</text:span>-<text:span text:style-name="T1">Tienen horarios fijos o rotativos los trabajadores?</text:span></text:p>
      <text:p text:style-name="P3"><text:span text:style-name="T2">1</text:span><text:span text:style-name="T7">2</text:span><text:span text:style-name="T2">-</text:span>Tiene Politica de descuento?(si llegan tarde, si no asisten)</text:p>
      <text:p text:style-name="P5">1<text:span text:style-name="T7">3</text:span>-que pasa si los empleados no cumplen con el horario?</text:p>
      <text:p text:style-name="P6">14-<text:span text:style-name="T3">Han intentado implementar otro sistema de control de asistencia anteriormente</text:span></text:p>
      <text:p text:style-name="P7"><text:span text:style-name="T3">15-que nesecita con urgencia para el primer entregable?</text:span></text:p>
      <text:p text:style-name="P6">15-<text:span text:style-name="T5">¿Alguna aclaración o sugerencias para el proyecto?</text:span></text:p>
      <text:p text:style-name="P4"/>
      <text:p text:style-name="P9"/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5:23:40.598166498</meta:creation-date>
    <dc:date>2021-05-01T16:19:54.249755110</dc:date>
    <meta:editing-duration>PT25M39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152" meta:character-count="957" meta:non-whitespace-character-count="827"/>
  </office:meta>
</office:document-meta>
</file>